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name="Process 1" draw:style-name="gr1" draw:text-style-name="P2" draw:layer="layout" svg:width="3cm" svg:height="2cm" svg:x="3.75cm" svg:y="2.75cm">
          <text:p text:style-name="P1"><text:span text:style-name="T1">Home server</text:span></text:p>
          <text:p text:style-name="P1"><text:span text:style-name="T1">(Python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" draw:style-name="gr2" draw:text-style-name="P2" draw:layer="layout" svg:width="3cm" svg:height="2cm" svg:x="14.5cm" svg:y="2.75cm">
          <text:p text:style-name="P1"><text:span text:style-name="T1">ESP8266</text:span></text:p>
          <text:p text:style-name="P1"><text:span text:style-name="T1">Логика, </text:span></text:p>
          <text:p text:style-name="P1"><text:span text:style-name="T1">автономность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" draw:style-name="gr3" draw:text-style-name="P2" draw:layer="layout" svg:width="3cm" svg:height="2cm" svg:x="14.5cm" svg:y="9.5cm">
          <text:p text:style-name="P1"><text:span text:style-name="T1">Rou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16cm" svg:y1="4.75cm" svg:x2="16cm" svg:y2="9.5cm">
          <text:p/>
        </draw:line>
        <draw:line draw:style-name="gr4" draw:text-style-name="P3" draw:layer="layout" svg:x1="14.5cm" svg:y1="10.5cm" svg:x2="6.75cm" svg:y2="3.75cm">
          <text:p/>
        </draw:line>
        <draw:custom-shape draw:name="Process 4" draw:style-name="gr5" draw:text-style-name="P2" draw:layer="layout" svg:width="3cm" svg:height="2cm" svg:x="22.5cm" svg:y="9.5cm">
          <text:p text:style-name="P1"><text:span text:style-name="T1">Log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5" draw:style-name="gr6" draw:text-style-name="P2" draw:layer="layout" svg:width="3cm" svg:height="2cm" svg:x="14.477cm" svg:y="16.25cm">
          <text:p text:style-name="P1"><text:span text:style-name="T1">Re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16cm" svg:y1="11.5cm" svg:x2="16cm" svg:y2="16.25cm">
          <text:p/>
        </draw:line>
        <draw:line draw:style-name="gr4" draw:text-style-name="P3" draw:layer="layout" svg:x1="17.5cm" svg:y1="10.5cm" svg:x2="22.5cm" svg:y2="10.5cm">
          <text:p/>
        </draw:line>
        <draw:custom-shape draw:name="Process 6" draw:style-name="gr7" draw:text-style-name="P2" draw:layer="layout" svg:width="3cm" svg:height="2cm" svg:x="3.75cm" svg:y="9.5cm">
          <text:p text:style-name="P1"><text:span text:style-name="T1">Smartpho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6.75cm" svg:y1="10.5cm" svg:x2="14.5cm" svg:y2="10.5cm">
          <text:p/>
        </draw:line>
        <draw:line draw:style-name="gr4" draw:text-style-name="P3" draw:layer="layout" svg:x1="5.25cm" svg:y1="4.75cm" svg:x2="5.25cm" svg:y2="9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3T18:10:26.556000000</meta:creation-date>
    <dc:date>2022-02-13T23:35:39.028000000</dc:date>
    <meta:editing-duration>PT4H42M24S</meta:editing-duration>
    <meta:editing-cycles>1</meta:editing-cycles>
    <meta:document-statistic meta:object-count="12"/>
    <meta:generator>LibreOffice/7.2.3.2$Windows_X86_64 LibreOffice_project/d166454616c1632304285822f9c83ce2e660fd92</meta:generator>
  </office:meta>
</office:document-meta>
</file>